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60a349"/>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officeooo:paragraph-rsid="00369798"/>
    </style:style>
    <style:style style:name="P5" style:family="paragraph" style:parent-style-name="Text_20_body" style:list-style-name="L4">
      <style:text-properties officeooo:paragraph-rsid="0060a349"/>
    </style:style>
    <style:style style:name="P6" style:family="paragraph" style:parent-style-name="Text_20_body" style:list-style-name="L4">
      <style:text-properties officeooo:paragraph-rsid="00ac35b5"/>
    </style:style>
    <style:style style:name="P7" style:family="paragraph" style:parent-style-name="Text_20_body" style:list-style-name="L1">
      <style:text-properties officeooo:rsid="001aa72c" officeooo:paragraph-rsid="001aa72c"/>
    </style:style>
    <style:style style:name="P8" style:family="paragraph" style:parent-style-name="Text_20_body" style:list-style-name="L1">
      <style:text-properties officeooo:rsid="001d6547" officeooo:paragraph-rsid="001d6547"/>
    </style:style>
    <style:style style:name="P9" style:family="paragraph" style:parent-style-name="Text_20_body" style:list-style-name="L2">
      <style:text-properties officeooo:rsid="0028afb9" officeooo:paragraph-rsid="0028afb9"/>
    </style:style>
    <style:style style:name="P10" style:family="paragraph" style:parent-style-name="Text_20_body">
      <style:text-properties fo:font-weight="bold" officeooo:rsid="00495d37" officeooo:paragraph-rsid="00495d37" style:font-weight-asian="bold" style:font-weight-complex="bold"/>
    </style:style>
    <style:style style:name="P11" style:family="paragraph" style:parent-style-name="Text_20_body" style:list-style-name="L3">
      <style:text-properties officeooo:rsid="00555b31" officeooo:paragraph-rsid="00a9205f"/>
    </style:style>
    <style:style style:name="T1" style:family="text">
      <style:text-properties officeooo:rsid="00103656"/>
    </style:style>
    <style:style style:name="T2" style:family="text">
      <style:text-properties officeooo:rsid="001b1a4b"/>
    </style:style>
    <style:style style:name="T3" style:family="text">
      <style:text-properties officeooo:rsid="001d1d50"/>
    </style:style>
    <style:style style:name="T4" style:family="text">
      <style:text-properties officeooo:rsid="001d3e86"/>
    </style:style>
    <style:style style:name="T5" style:family="text">
      <style:text-properties officeooo:rsid="001ed74f"/>
    </style:style>
    <style:style style:name="T6" style:family="text">
      <style:text-properties officeooo:rsid="0021f97d"/>
    </style:style>
    <style:style style:name="T7" style:family="text">
      <style:text-properties officeooo:rsid="0022a1f9"/>
    </style:style>
    <style:style style:name="T8" style:family="text">
      <style:text-properties officeooo:rsid="002fa8de"/>
    </style:style>
    <style:style style:name="T9" style:family="text">
      <style:text-properties officeooo:rsid="0036adbc"/>
    </style:style>
    <style:style style:name="T10" style:family="text">
      <style:text-properties officeooo:rsid="003c7177"/>
    </style:style>
    <style:style style:name="T11" style:family="text">
      <style:text-properties officeooo:rsid="0043c194"/>
    </style:style>
    <style:style style:name="T12" style:family="text">
      <style:text-properties officeooo:rsid="004aff9f"/>
    </style:style>
    <style:style style:name="T13" style:family="text">
      <style:text-properties officeooo:rsid="004cf38d"/>
    </style:style>
    <style:style style:name="T14" style:family="text">
      <style:text-properties officeooo:rsid="004d99d2"/>
    </style:style>
    <style:style style:name="T15" style:family="text">
      <style:text-properties officeooo:rsid="004ec235"/>
    </style:style>
    <style:style style:name="T16" style:family="text">
      <style:text-properties officeooo:rsid="0056d911"/>
    </style:style>
    <style:style style:name="T17" style:family="text">
      <style:text-properties officeooo:rsid="005a3b69"/>
    </style:style>
    <style:style style:name="T18" style:family="text">
      <style:text-properties officeooo:rsid="0060a349"/>
    </style:style>
    <style:style style:name="T19" style:family="text">
      <style:text-properties officeooo:rsid="006d160d"/>
    </style:style>
    <style:style style:name="T20" style:family="text">
      <style:text-properties officeooo:rsid="006f1f70"/>
    </style:style>
    <style:style style:name="T21" style:family="text">
      <style:text-properties officeooo:rsid="00703f6d"/>
    </style:style>
    <style:style style:name="T22" style:family="text">
      <style:text-properties officeooo:rsid="007599d6"/>
    </style:style>
    <style:style style:name="T23" style:family="text">
      <style:text-properties officeooo:rsid="00783e22"/>
    </style:style>
    <style:style style:name="T24" style:family="text">
      <style:text-properties officeooo:rsid="007969dc"/>
    </style:style>
    <style:style style:name="T25" style:family="text">
      <style:text-properties officeooo:rsid="00798a7c"/>
    </style:style>
    <style:style style:name="T26" style:family="text">
      <style:text-properties officeooo:rsid="008822a4"/>
    </style:style>
    <style:style style:name="T27" style:family="text">
      <style:text-properties officeooo:rsid="008954d2"/>
    </style:style>
    <style:style style:name="T28" style:family="text">
      <style:text-properties officeooo:rsid="008b269f"/>
    </style:style>
    <style:style style:name="T29" style:family="text">
      <style:text-properties officeooo:rsid="008f9d71"/>
    </style:style>
    <style:style style:name="T30" style:family="text">
      <style:text-properties officeooo:rsid="0092515d"/>
    </style:style>
    <style:style style:name="T31" style:family="text">
      <style:text-properties officeooo:rsid="00938866"/>
    </style:style>
    <style:style style:name="T32" style:family="text">
      <style:text-properties officeooo:rsid="009392f7"/>
    </style:style>
    <style:style style:name="T33" style:family="text">
      <style:text-properties officeooo:rsid="0097e0fc"/>
    </style:style>
    <style:style style:name="T34" style:family="text">
      <style:text-properties officeooo:rsid="009bd359"/>
    </style:style>
    <style:style style:name="T35" style:family="text">
      <style:text-properties officeooo:rsid="009cf9d7"/>
    </style:style>
    <style:style style:name="T36" style:family="text">
      <style:text-properties officeooo:rsid="00a21e9d"/>
    </style:style>
    <style:style style:name="T37" style:family="text">
      <style:text-properties officeooo:rsid="00a37066"/>
    </style:style>
    <style:style style:name="T38" style:family="text">
      <style:text-properties officeooo:rsid="00a72e0d"/>
    </style:style>
    <style:style style:name="T39" style:family="text">
      <style:text-properties officeooo:rsid="00a99f26"/>
    </style:style>
    <style:style style:name="T40" style:family="text">
      <style:text-properties officeooo:rsid="00aa979d"/>
    </style:style>
    <style:style style:name="T41" style:family="text">
      <style:text-properties officeooo:rsid="00aebf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2:1-32</text:h>
      <text:h text:style-name="Heading_20_2" text:outline-level="2"><text:bookmark text:name="en-GNT-26537"/>The Question about the Sabbath <text:span text:style-name="T1">(1-8)</text:span></text:h>
      <text:list xml:id="list1016728903" text:style-name="L1">
        <text:list-item>
          <text:p text:style-name="P2">Not long afterward Jesus was walking through some wheat fields on a Sabbath. His disciples were hungry, so they began to pick heads of wheat and eat the grain. When the Pharisees saw this, they said to Jesus, “Look, it is against our Law for your disciples to do this on the Sabbath!” Jesus answered, “Have you never read what David did that time when he and his men were hungry? He went into the house of God, and he and his men ate the bread offered to God, even though it was against the Law for them to eat it—only the priests were allowed to eat that bread. Or have you not read in the Law of Moses that every Sabbath the priests in the Temple actually break the Sabbath law, yet they are not guilty? I tell you that there is something here greater than the Temple. The scripture says, ‘It is kindness that I want, not animal sacrifices.’ If you really knew what this means, you would not condemn people who are not guilty; for the Son of Man is Lord of the Sabbath.”</text:p>
        </text:list-item>
        <text:list-item>
          <text:p text:style-name="P7">The Pharisees are accusing the disciples for picking up wheat to eat as it was against the law to do such on a Sabbath <text:span text:style-name="T2">day. </text:span><text:span text:style-name="T3">In defence </text:span><text:span text:style-name="T32">o</text:span><text:span text:style-name="T3">f the disciples Jesus gave two examples of David and of the priests. </text:span><text:span text:style-name="T4">The message he was driving was of showing kindness rather than enforcing a law that was of no good </text:span><text:span text:style-name="T33">in that situation.</text:span></text:p>
        </text:list-item>
        <text:list-item>
          <text:p text:style-name="P8">We should learn to assess a situation and give fair judgement accordingly to that situation, sometimes we should use our humanity rather than the <text:span text:style-name="T5">rigid law. </text:span><text:span text:style-name="T6">Let’s do unto others as we would want them to do unto us, we should show empathy. </text:span><text:span text:style-name="T7">We should exercise humanity.</text:span></text:p>
        </text:list-item>
      </text:list>
      <text:h text:style-name="Heading_20_2" text:outline-level="2"><text:bookmark text:name="en-GNT-26545"/>The Man with a Paralyzed Hand <text:span text:style-name="T1">(9-14)</text:span></text:h>
      <text:list xml:id="list3887174131" text:style-name="L2">
        <text:list-item>
          <text:p text:style-name="P3">Jesus left that place and went to a synagogue, <text:bookmark text:name="en-GNT-26546"/>where there was a man who had a paralyzed hand. Some people were there who wanted to accuse Jesus of doing wrong, so they asked him, “Is it against our Law to heal on the Sabbath?”<text:bookmark text:name="en-GNT-26547"/> Jesus answered, “What if one of you has a sheep and it falls into a deep hole on the Sabbath? Will you not take hold of it and lift it out? <text:bookmark text:name="en-GNT-26548"/>And a human being is worth much more than a sheep! So then, our Law does allow us to help someone on the Sabbath.”<text:bookmark text:name="en-GNT-26549"/> Then he said to the man with the paralyzed hand, “Stretch out your hand.” He stretched it out, and it became well again, just like the other one. <text:bookmark text:name="en-GNT-26550"/>Then the Pharisees left and made plans to kill Jesus.</text:p>
        </text:list-item>
        <text:list-item>
          <text:p text:style-name="P9">The rigid law can make us foolish, these <text:span text:style-name="T8">law enforcers </text:span>would withhold good because it’s a Sabbath day. <text:span text:style-name="T9">The law is good to prevent a state of anarchy but sometimes it needs to be bypassed by humanity. </text:span><text:span text:style-name="T10">We should aim to do good always, </text:span><text:span text:style-name="T11">we shouldn’t </text:span><text:span text:style-name="T34">take advantage of </text:span><text:span text:style-name="T35">loopholes in the </text:span><text:span text:style-name="T34">rigid</text:span><text:span text:style-name="T15"> law to </text:span><text:span text:style-name="T11">cause harm.</text:span></text:p>
        </text:list-item>
      </text:list>
      <text:h text:style-name="Heading_20_2" text:outline-level="2"><text:bookmark text:name="en-GNT-26551"/>God's Chosen Servant <text:span text:style-name="T1">(15-21)</text:span></text:h>
      <text:list xml:id="list2092540833" text:style-name="L3">
        <text:list-item>
          <text:p text:style-name="P4">When Jesus heard about the plot against him, he went away from that place; and large crowds followed him. He healed all the sick <text:bookmark text:name="en-GNT-26552"/>and gave them orders not to tell others about him. <text:bookmark text:name="en-GNT-26553"/>He did this so as to make come true what God had said through the prophet Isaiah: “Here is my servant, whom I have chosen, the one I love, and with whom I am pleased. I <text:soft-page-break/>will send my Spirit upon him, and he will announce my judgment to the nations.<text:bookmark text:name="en-GNT-26555"/> He will not argue or shout, or make loud speeches in the streets.<text:bookmark text:name="en-GNT-26556"/> He will not break off a bent reed, nor put out a flickering lamp. He will persist until he causes justice to triumph,<text:bookmark text:name="en-GNT-26557"/> and on him all peoples will put their hope.”</text:p>
        </text:list-item>
        <text:list-item>
          <text:p text:style-name="P11">The prophecy of Jesus <text:span text:style-name="T16">mission and deeds</text:span> by prophet Isaiah was being fulfilled. <text:span text:style-name="T17">Jesus was Gods beloved servant and he had the Spirit of God upon him. </text:span><text:span text:style-name="T18">He didn’t argue, shout or make loud speeches in the streets. He did break a bent reed no</text:span><text:span text:style-name="T36">r</text:span><text:span text:style-name="T18"> put out a flickering lamp (i.e. he didn’t condemn the lost rather he uplifted them). </text:span><text:span text:style-name="T19">He persisted till justice was triumphatic and all people should put their hope in him. </text:span><text:span text:style-name="T20">That was Christs mission </text:span><text:span text:style-name="T21">and how he executed it. </text:span><text:span text:style-name="T37">He is still doing the same today; when we’re bent reed h</text:span><text:span text:style-name="T38">e straightens us</text:span><text:span text:style-name="T37"> or when our lamp is flickering</text:span><text:span text:style-name="T38"> and makes </text:span><text:span text:style-name="T39">us </text:span><text:span text:style-name="T38">blaze.</text:span></text:p>
        </text:list-item>
      </text:list>
      <text:h text:style-name="P1" text:outline-level="2"><text:bookmark text:name="en-GNT-26558"/>Jesus and Beelzebul <text:span text:style-name="T1">(22-32)</text:span></text:h>
      <text:list xml:id="list893938769" text:style-name="L4">
        <text:list-item>
          <text:list>
            <text:list-item>
              <text:p text:style-name="P5">Then some people brought to Jesus a man who was blind and could not talk because he had a demon. Jesus healed the man, so that he was able to talk and see. <text:bookmark text:name="en-GNT-26559"/>The crowds were all amazed at what Jesus had done. “Could he be the Son of David?” they asked.<text:bookmark text:name="en-GNT-26560"/> When the Pharisees heard this, they replied, “He drives out demons only because their ruler Beelzebul gives him power to do so.”<text:bookmark text:name="en-GNT-26561"/> Jesus knew what they were thinking, and so he said to them, “Any country that divides itself into groups which fight each other will not last very long. And any town or family that divides itself into groups which fight each other will fall apart. <text:bookmark text:name="en-GNT-26562"/>So if one group is fighting another in Satan's kingdom, this means that it is already divided into groups and will soon fall apart! <text:bookmark text:name="en-GNT-26563"/>You say that I drive out demons because Beelzebul gives me the power to do so. Well, then, who gives your followers the power to drive them out? What your own followers do proves that you are wrong! <text:bookmark text:name="en-GNT-26564"/>No, it is not Beelzebul, but God's Spirit, who gives me the power to drive out demons, which proves that the Kingdom of God has already come upon you.<text:bookmark text:name="en-GNT-26565"/> “No one can break into a strong man's house and take away his belongings unless he first ties up the strong man; then he can plunder his house.<text:bookmark text:name="en-GNT-26566"/> “Anyone who is not for me is really against me; anyone who does not help me gather is really scattering.<text:bookmark text:name="en-GNT-26567"/> For this reason I tell you: people can be forgiven any sin and any evil thing they say; but whoever says evil things against the Holy Spirit will not be forgiven. <text:bookmark text:name="en-GNT-26568"/>Anyone who says something against the Son of Man can be forgiven; but whoever says something against the Holy Spirit will not be forgiven—now or ever.</text:p>
            </text:list-item>
            <text:list-item>
              <text:p text:style-name="P6"><text:span text:style-name="T23">The </text:span><text:span text:style-name="T24">Pharisees</text:span><text:span text:style-name="T23"> were saying Jesus’ power to drive out demons was from the demons leader Beelzebul. </text:span><text:span text:style-name="T24">Jesus then taught an important lesson, </text:span><text:span text:style-name="T25">u</text:span><text:span text:style-name="T22">nited we stand, divided we fall. </text:span><text:span text:style-name="T26">The kingdom of Heaven was upon the people, </text:span><text:span text:style-name="T27">it was driving out the evil but the people we not seeing </text:span><text:span text:style-name="T40">it</text:span><text:span text:style-name="T27">. </text:span><text:span text:style-name="T28">Our sins can be forgiven but saying evil things against the Holy Spirit will <text:s/>not be forgiven.</text:span></text:p>
            </text:list-item>
          </text:list>
        </text:list-item>
      </text:list>
      <text:p text:style-name="P10">Jesus was breaking the chains <text:span text:style-name="T29">of the law that were being used to put people in bondage </text:span><text:span text:style-name="T30">by a</text:span><text:span text:style-name="T12">ppealing to humanity. </text:span><text:span text:style-name="T13">It’s not only about the law but also society imposed standards and ways of living. </text:span><text:span text:style-name="T14">W</text:span><text:span text:style-name="T13">e might </text:span><text:span text:style-name="T41">be </text:span><text:span text:style-name="T31">bound</text:span><text:span text:style-name="T13"> in mulfunctional ways that have been passed down through generations, </text:span><text:span text:style-name="T14">they need to be broken. </text:span><text:span text:style-name="T31">Let’s call Christ and he will help us break those chai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06:08:10.376002836</meta:creation-date>
    <dc:date>2021-11-08T08:32:35.536052708</dc:date>
    <meta:editing-duration>PT1H21M48S</meta:editing-duration>
    <meta:editing-cycles>71</meta:editing-cycles>
    <meta:generator>LibreOffice/6.4.7.2$Linux_X86_64 LibreOffice_project/40$Build-2</meta:generator>
    <meta:document-statistic meta:table-count="0" meta:image-count="0" meta:object-count="0" meta:page-count="2" meta:paragraph-count="15" meta:word-count="1210" meta:character-count="6343" meta:non-whitespace-character-count="5158"/>
  </office:meta>
</office:document-meta>
</file>